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028999"/>
    </style:style>
    <style:style style:name="T2" style:family="text">
      <style:text-properties officeooo:rsid="00032e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 <text:span text:style-name="T1">Hauteur de détection des capteurs de ligne</text:span></text:p>
      <text:p text:style-name="Standard">- <text:span text:style-name="T1">Disposition des capteurs</text:span></text:p>
      <text:p text:style-name="Standard">- <text:span text:style-name="T2">25cm x 25cm x 25cm</text:span></text:p>
      <text:p text:style-name="Standard">- <text:span text:style-name="T2">réalisation d’un prototype ( châssis, capteurs, roues 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0T13:04:23.310000000</meta:creation-date>
    <dc:date>2023-11-10T13:48:29.732000000</dc:date>
    <meta:editing-duration>PT44M6S</meta:editing-duration>
    <meta:editing-cycles>2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4" meta:word-count="27" meta:character-count="147" meta:non-whitespace-character-count="124"/>
  </office:meta>
</office:document-meta>
</file>